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ff3333"/>
    </style:style>
    <style:style style:name="ce3" style:family="table-cell" style:parent-style-name="Default">
      <style:table-cell-properties fo:border="0.002cm solid #0000ff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order="none"/>
      <style:text-properties style:use-window-font-color="true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eeeeee" fo:border="none"/>
    </style:style>
    <style:style style:name="ce9" style:family="table-cell" style:parent-style-name="Default" style:data-style-name="N10">
      <style:table-cell-properties fo:background-color="#eeeeee" fo:border="none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 style:data-style-name="N10">
      <style:table-cell-properties fo:background-color="#eeeeee"/>
    </style:style>
  </office:automatic-styles>
  <office:body>
    <office:spreadsheet>
      <table:table table:name="Pavilion" table:style-name="ta1" table:print="false">
        <table:table-column table:style-name="co1" table:number-columns-repeated="9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ce9"/>
        <table:table-column table:style-name="co1" table:default-cell-style-name="ce1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ce9"/>
        <table:table-column table:style-name="co1" table:default-cell-style-name="ce11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2" table:number-rows-spanned="1">
            <text:p>Boom-Boom Baines</text:p>
          </table:table-cell>
          <table:covered-table-cell/>
          <table:table-cell table:style-name="ce2" office:value-type="float" office:value="1376340">
            <text:p>1376340</text:p>
          </table:table-cell>
          <table:table-cell/>
          <table:table-cell office:value-type="string">
            <text:p>20% more per scaling</text:p>
          </table:table-cell>
          <table:table-cell table:number-columns-repeated="4"/>
          <table:table-cell table:style-name="ce7" office:value-type="string">
            <text:p>People</text:p>
          </table:table-cell>
          <table:table-cell table:style-name="ce7" office:value-type="string">
            <text:p>Scale</text:p>
          </table:table-cell>
          <table:table-cell table:style-name="ce7" office:value-type="string">
            <text:p>Modifier</text:p>
          </table:table-cell>
          <table:table-cell table:style-name="ce7" office:value-type="string">
            <text:p>Per Player</text:p>
          </table:table-cell>
          <table:table-cell table:number-columns-repeated="3"/>
          <table:table-cell table:style-name="ce7" office:value-type="string">
            <text:p>People</text:p>
          </table:table-cell>
          <table:table-cell table:style-name="ce7" office:value-type="string">
            <text:p>Scale</text:p>
          </table:table-cell>
          <table:table-cell table:style-name="ce7" office:value-type="string">
            <text:p>Modifier</text:p>
          </table:table-cell>
          <table:table-cell table:style-name="ce7" office:value-type="string">
            <text:p>Per Player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table:number-columns-spanned="2" table:number-rows-spanned="1">
            <text:p>Shurakk the Savage</text:p>
          </table:table-cell>
          <table:covered-table-cell/>
          <table:table-cell table:style-name="ce2" office:value-type="float" office:value="1101072">
            <text:p>1101072</text:p>
          </table:table-cell>
          <table:table-cell/>
          <table:table-cell office:value-type="string">
            <text:p>Max at least 750%!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MAX([.J2]-4; 0)" office:value-type="float" office:value="0">
            <text:p>0</text:p>
          </table:table-cell>
          <table:table-cell table:formula="of:=[.K2]*0.2 + 1" office:value-type="percentage" office:value="1">
            <text:p>100%</text:p>
          </table:table-cell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formula="of:=MAX([.Q2]-4; 0)" office:value-type="float" office:value="0">
            <text:p>0</text:p>
          </table:table-cell>
          <table:table-cell table:formula="of:=[.R2]*0.3 + 1" office:value-type="percentage" office:value="1">
            <text:p>100%</text:p>
          </table:table-cell>
          <table:table-cell table:style-name="ce10"/>
          <table:table-cell table:style-name="Default"/>
          <table:table-cell/>
        </table:table-row>
        <table:table-row table:style-name="ro1">
          <table:table-cell table:style-name="ce1" office:value-type="string" table:number-columns-spanned="2" table:number-rows-spanned="1">
            <text:p>Pyroxis</text:p>
          </table:table-cell>
          <table:covered-table-cell/>
          <table:table-cell table:style-name="ce2" office:value-type="float" office:value="1376340">
            <text:p>137634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MAX([.J3]-4; 0)" office:value-type="float" office:value="0">
            <text:p>0</text:p>
          </table:table-cell>
          <table:table-cell table:formula="of:=[.K3]*0.2 + 1" office:value-type="percentage" office:value="1">
            <text:p>100%</text:p>
          </table:table-cell>
          <table:table-cell table:formula="of:=[.L3] / [.J3]" office:value-type="percentage" office:value="1">
            <text:p>100%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MAX([.Q3]-4; 0)" office:value-type="float" office:value="0">
            <text:p>0</text:p>
          </table:table-cell>
          <table:table-cell table:formula="of:=[.R3]*0.3 + 1" office:value-type="percentage" office:value="1">
            <text:p>100%</text:p>
          </table:table-cell>
          <table:table-cell table:formula="of:=[.S3] / [.Q3]" office:value-type="percentage" office:value="1">
            <text:p>100%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table:number-columns-spanned="2" table:number-rows-spanned="1">
            <text:p>Wiggin the Wicked</text:p>
          </table:table-cell>
          <table:covered-table-cell/>
          <table:table-cell table:style-name="ce2" office:value-type="float" office:value="1513974">
            <text:p>1513974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MAX([.J4]-4; 0)" office:value-type="float" office:value="0">
            <text:p>0</text:p>
          </table:table-cell>
          <table:table-cell table:formula="of:=[.K4]*0.2 + 1" office:value-type="percentage" office:value="1">
            <text:p>100%</text:p>
          </table:table-cell>
          <table:table-cell table:formula="of:=[.L4] / [.J4]" office:value-type="percentage" office:value="0.5">
            <text:p>50%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MAX([.Q4]-4; 0)" office:value-type="float" office:value="0">
            <text:p>0</text:p>
          </table:table-cell>
          <table:table-cell table:formula="of:=[.R4]*0.3 + 1" office:value-type="percentage" office:value="1">
            <text:p>100%</text:p>
          </table:table-cell>
          <table:table-cell table:formula="of:=[.S4] / [.Q4]" office:value-type="percentage" office:value="0.5">
            <text:p>50%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table:number-columns-spanned="2" table:number-rows-spanned="1">
            <text:p>Kuraii the Cruel</text:p>
          </table:table-cell>
          <table:covered-table-cell/>
          <table:table-cell table:style-name="ce2" office:value-type="float" office:value="1376340">
            <text:p>1376340</text:p>
          </table:table-cell>
          <table:table-cell table:number-columns-repeated="6"/>
          <table:table-cell office:value-type="float" office:value="3">
            <text:p>3</text:p>
          </table:table-cell>
          <table:table-cell table:formula="of:=MAX([.J5]-4; 0)" office:value-type="float" office:value="0">
            <text:p>0</text:p>
          </table:table-cell>
          <table:table-cell table:formula="of:=[.K5]*0.2 + 1" office:value-type="percentage" office:value="1">
            <text:p>100%</text:p>
          </table:table-cell>
          <table:table-cell table:formula="of:=[.L5] / [.J5]" office:value-type="percentage" office:value="0.333333333333333">
            <text:p>33%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MAX([.Q5]-4; 0)" office:value-type="float" office:value="0">
            <text:p>0</text:p>
          </table:table-cell>
          <table:table-cell table:formula="of:=[.R5]*0.3 + 1" office:value-type="percentage" office:value="1">
            <text:p>100%</text:p>
          </table:table-cell>
          <table:table-cell table:formula="of:=[.S5] / [.Q5]" office:value-type="percentage" office:value="0.333333333333333">
            <text:p>33%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table:number-columns-spanned="2" table:number-rows-spanned="1">
            <text:p>Sparcus Firesplash</text:p>
          </table:table-cell>
          <table:covered-table-cell/>
          <table:table-cell table:style-name="ce2" office:value-type="float" office:value="1376340">
            <text:p>1376340</text:p>
          </table:table-cell>
          <table:table-cell table:number-columns-repeated="6"/>
          <table:table-cell office:value-type="float" office:value="4">
            <text:p>4</text:p>
          </table:table-cell>
          <table:table-cell table:formula="of:=MAX([.J6]-4; 0)" office:value-type="float" office:value="0">
            <text:p>0</text:p>
          </table:table-cell>
          <table:table-cell table:formula="of:=[.K6]*0.2 + 1" office:value-type="percentage" office:value="1">
            <text:p>100%</text:p>
          </table:table-cell>
          <table:table-cell table:formula="of:=[.L6] / [.J6]" office:value-type="percentage" office:value="0.25">
            <text:p>25%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MAX([.Q6]-4; 0)" office:value-type="float" office:value="0">
            <text:p>0</text:p>
          </table:table-cell>
          <table:table-cell table:formula="of:=[.R6]*0.3 + 1" office:value-type="percentage" office:value="1">
            <text:p>100%</text:p>
          </table:table-cell>
          <table:table-cell table:formula="of:=[.S6] / [.Q6]" office:value-type="percentage" office:value="0.25">
            <text:p>25%</text:p>
          </table:table-cell>
          <table:table-cell table:style-name="Default"/>
          <table:table-cell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table:formula="of:=MAX([.J7]-4; 0)" office:value-type="float" office:value="1">
            <text:p>1</text:p>
          </table:table-cell>
          <table:table-cell table:formula="of:=[.K7]*0.2 + 1" office:value-type="percentage" office:value="1.2">
            <text:p>120%</text:p>
          </table:table-cell>
          <table:table-cell table:formula="of:=[.L7] / [.J7]" office:value-type="percentage" office:value="0.24">
            <text:p>24%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MAX([.Q7]-4; 0)" office:value-type="float" office:value="1">
            <text:p>1</text:p>
          </table:table-cell>
          <table:table-cell table:formula="of:=([.R7]*0.3 + 1)*[.U7]" office:value-type="percentage" office:value="1.37341659">
            <text:p>137%</text:p>
          </table:table-cell>
          <table:table-cell table:formula="of:=[.S7] / [.Q7]" office:value-type="percentage" office:value="0.274683318">
            <text:p>27%</text:p>
          </table:table-cell>
          <table:table-cell table:formula="of:=1.029*1.0267" office:value-type="percentage" office:value="1.0564743">
            <text:p>105,65%</text:p>
          </table:table-cell>
          <table:table-cell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 table:formula="of:=MAX([.J8]-4; 0)" office:value-type="float" office:value="2">
            <text:p>2</text:p>
          </table:table-cell>
          <table:table-cell table:formula="of:=[.K8]*0.2 + 1" office:value-type="percentage" office:value="1.4">
            <text:p>140%</text:p>
          </table:table-cell>
          <table:table-cell table:formula="of:=[.L8] / [.J8]" office:value-type="percentage" office:value="0.233333333333333">
            <text:p>23%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MAX([.Q8]-4; 0)" office:value-type="float" office:value="2">
            <text:p>2</text:p>
          </table:table-cell>
          <table:table-cell table:formula="of:=([.R8]*0.3 + 1)*[.U8]" office:value-type="percentage" office:value="1.69035888">
            <text:p>169%</text:p>
          </table:table-cell>
          <table:table-cell table:formula="of:=[.S8] / [.Q8]" office:value-type="percentage" office:value="0.28172648">
            <text:p>28%</text:p>
          </table:table-cell>
          <table:table-cell table:formula="of:=1.029*1.0267" office:value-type="percentage" office:value="1.0564743">
            <text:p>105,65%</text:p>
          </table:table-cell>
          <table:table-cell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table:formula="of:=MAX([.J9]-4; 0)" office:value-type="float" office:value="3">
            <text:p>3</text:p>
          </table:table-cell>
          <table:table-cell table:formula="of:=[.K9]*0.2 + 1" office:value-type="percentage" office:value="1.6">
            <text:p>160%</text:p>
          </table:table-cell>
          <table:table-cell table:formula="of:=[.L9] / [.J9]" office:value-type="percentage" office:value="0.228571428571429">
            <text:p>23%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MAX([.Q9]-4; 0)" office:value-type="float" office:value="3">
            <text:p>3</text:p>
          </table:table-cell>
          <table:table-cell table:formula="of:=([.R9]*0.3 + 1)*[.U9]" office:value-type="percentage" office:value="2.00730117">
            <text:p>201%</text:p>
          </table:table-cell>
          <table:table-cell table:formula="of:=[.S9] / [.Q9]" office:value-type="percentage" office:value="0.28675731">
            <text:p>29%</text:p>
          </table:table-cell>
          <table:table-cell table:formula="of:=1.029*1.0267" office:value-type="percentage" office:value="1.0564743">
            <text:p>105,65%</text:p>
          </table:table-cell>
          <table:table-cell/>
        </table:table-row>
        <table:table-row table:style-name="ro1">
          <table:table-cell table:number-columns-repeated="4"/>
          <table:table-cell/>
          <table:table-cell table:number-columns-repeated="4"/>
          <table:table-cell office:value-type="float" office:value="8">
            <text:p>8</text:p>
          </table:table-cell>
          <table:table-cell table:formula="of:=MAX([.J10]-4; 0)" office:value-type="float" office:value="4">
            <text:p>4</text:p>
          </table:table-cell>
          <table:table-cell table:formula="of:=[.K10]*0.2 + 1" office:value-type="percentage" office:value="1.8">
            <text:p>180%</text:p>
          </table:table-cell>
          <table:table-cell table:formula="of:=[.L10] / [.J10]" office:value-type="percentage" office:value="0.225">
            <text:p>23%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MAX([.Q10]-4; 0)" office:value-type="float" office:value="4">
            <text:p>4</text:p>
          </table:table-cell>
          <table:table-cell table:formula="of:=([.R10]*0.3 + 1)*[.U10]" office:value-type="percentage" office:value="2.32424346">
            <text:p>232%</text:p>
          </table:table-cell>
          <table:table-cell table:formula="of:=[.S10] / [.Q10]" office:value-type="percentage" office:value="0.2905304325">
            <text:p>29%</text:p>
          </table:table-cell>
          <table:table-cell table:formula="of:=1.029*1.0267" office:value-type="percentage" office:value="1.0564743">
            <text:p>105,65%</text:p>
          </table:table-cell>
          <table:table-cell/>
        </table:table-row>
        <table:table-row table:style-name="ro1">
          <table:table-cell table:number-columns-repeated="5"/>
          <table:table-cell table:formula="of:=1 / (1 /(1+0.1))" office:value-type="float" office:value="1.1">
            <text:p>1,1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MAX([.J11]-4; 0)" office:value-type="float" office:value="5">
            <text:p>5</text:p>
          </table:table-cell>
          <table:table-cell table:formula="of:=[.K11]*0.2 + 1" office:value-type="percentage" office:value="2">
            <text:p>200%</text:p>
          </table:table-cell>
          <table:table-cell table:formula="of:=[.L11] / [.J11]" office:value-type="percentage" office:value="0.222222222222222">
            <text:p>22%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MAX([.Q11]-4; 0)" office:value-type="float" office:value="5">
            <text:p>5</text:p>
          </table:table-cell>
          <table:table-cell table:formula="of:=([.R11]*0.3 + 1)*[.U11]" office:value-type="percentage" office:value="2.64118575">
            <text:p>264%</text:p>
          </table:table-cell>
          <table:table-cell table:formula="of:=[.S11] / [.Q11]" office:value-type="percentage" office:value="0.293465083333333">
            <text:p>29%</text:p>
          </table:table-cell>
          <table:table-cell table:formula="of:=1.029*1.0267" office:value-type="percentage" office:value="1.0564743">
            <text:p>105,65%</text:p>
          </table:table-cell>
          <table:table-cell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table:formula="of:=MAX([.J12]-4; 0)" office:value-type="float" office:value="6">
            <text:p>6</text:p>
          </table:table-cell>
          <table:table-cell table:formula="of:=[.K12]*0.2 + 1" office:value-type="percentage" office:value="2.2">
            <text:p>220%</text:p>
          </table:table-cell>
          <table:table-cell table:formula="of:=[.L12] / [.J12]" office:value-type="percentage" office:value="0.22">
            <text:p>22%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MAX([.Q12]-4; 0)" office:value-type="float" office:value="6">
            <text:p>6</text:p>
          </table:table-cell>
          <table:table-cell table:formula="of:=([.R12]*0.3 + 1)*[.U12]" office:value-type="percentage" office:value="3.11584294">
            <text:p>312%</text:p>
          </table:table-cell>
          <table:table-cell table:formula="of:=[.S12] / [.Q12]" office:value-type="percentage" office:value="0.311584294">
            <text:p>31%</text:p>
          </table:table-cell>
          <table:table-cell table:formula="of:=1.0585 * 1.0513" office:value-type="percentage" office:value="1.11280105">
            <text:p>111,28%</text:p>
          </table:table-cell>
          <table:table-cell/>
        </table:table-row>
        <table:table-row table:style-name="ro1">
          <table:table-cell table:number-columns-repeated="9"/>
          <table:table-cell office:value-type="float" office:value="11">
            <text:p>11</text:p>
          </table:table-cell>
          <table:table-cell table:formula="of:=MAX([.J13]-4; 0)" office:value-type="float" office:value="7">
            <text:p>7</text:p>
          </table:table-cell>
          <table:table-cell table:formula="of:=[.K13]*0.2 + 1" office:value-type="percentage" office:value="2.4">
            <text:p>240%</text:p>
          </table:table-cell>
          <table:table-cell table:formula="of:=[.L13] / [.J13]" office:value-type="percentage" office:value="0.218181818181818">
            <text:p>22%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MAX([.Q13]-4; 0)" office:value-type="float" office:value="7">
            <text:p>7</text:p>
          </table:table-cell>
          <table:table-cell table:formula="of:=([.R13]*0.3 + 1)*[.U13]" office:value-type="percentage" office:value="3.449683255">
            <text:p>345%</text:p>
          </table:table-cell>
          <table:table-cell table:formula="of:=[.S13] / [.Q13]" office:value-type="percentage" office:value="0.313607568636364">
            <text:p>31%</text:p>
          </table:table-cell>
          <table:table-cell table:formula="of:=1.0585 * 1.0513" office:value-type="percentage" office:value="1.11280105">
            <text:p>111,28%</text:p>
          </table:table-cell>
          <table:table-cell/>
        </table:table-row>
        <table:table-row table:style-name="ro1">
          <table:table-cell table:number-columns-repeated="9"/>
          <table:table-cell office:value-type="float" office:value="12">
            <text:p>12</text:p>
          </table:table-cell>
          <table:table-cell table:formula="of:=MAX([.J14]-4; 0)" office:value-type="float" office:value="8">
            <text:p>8</text:p>
          </table:table-cell>
          <table:table-cell table:formula="of:=[.K14]*0.2 + 1" office:value-type="percentage" office:value="2.6">
            <text:p>260%</text:p>
          </table:table-cell>
          <table:table-cell table:formula="of:=[.L14] / [.J14]" office:value-type="percentage" office:value="0.216666666666667">
            <text:p>22%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MAX([.Q14]-4; 0)" office:value-type="float" office:value="8">
            <text:p>8</text:p>
          </table:table-cell>
          <table:table-cell table:formula="of:=([.R14]*0.3 + 1)*[.U14]" office:value-type="percentage" office:value="3.78352357">
            <text:p>378%</text:p>
          </table:table-cell>
          <table:table-cell table:formula="of:=[.S14] / [.Q14]" office:value-type="percentage" office:value="0.315293630833333">
            <text:p>32%</text:p>
          </table:table-cell>
          <table:table-cell table:formula="of:=1.0585 * 1.0513" office:value-type="percentage" office:value="1.11280105">
            <text:p>111,28%</text:p>
          </table:table-cell>
          <table:table-cell/>
        </table:table-row>
        <table:table-row table:style-name="ro1">
          <table:table-cell table:number-columns-repeated="9"/>
          <table:table-cell office:value-type="float" office:value="13">
            <text:p>13</text:p>
          </table:table-cell>
          <table:table-cell table:formula="of:=MAX([.J15]-4; 0)" office:value-type="float" office:value="9">
            <text:p>9</text:p>
          </table:table-cell>
          <table:table-cell table:formula="of:=[.K15]*0.2 + 1" office:value-type="percentage" office:value="2.8">
            <text:p>280%</text:p>
          </table:table-cell>
          <table:table-cell table:formula="of:=[.L15] / [.J15]" office:value-type="percentage" office:value="0.215384615384615">
            <text:p>22%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MAX([.Q15]-4; 0)" office:value-type="float" office:value="9">
            <text:p>9</text:p>
          </table:table-cell>
          <table:table-cell table:formula="of:=([.R15]*0.3 + 1)*[.U15]" office:value-type="percentage" office:value="4.117363885">
            <text:p>412%</text:p>
          </table:table-cell>
          <table:table-cell table:formula="of:=[.S15] / [.Q15]" office:value-type="percentage" office:value="0.316720298846154">
            <text:p>32%</text:p>
          </table:table-cell>
          <table:table-cell table:formula="of:=1.0585 * 1.0513" office:value-type="percentage" office:value="1.11280105">
            <text:p>111,28%</text:p>
          </table:table-cell>
          <table:table-cell/>
        </table:table-row>
        <table:table-row table:style-name="ro1">
          <table:table-cell table:number-columns-repeated="9"/>
          <table:table-cell office:value-type="float" office:value="14">
            <text:p>14</text:p>
          </table:table-cell>
          <table:table-cell table:formula="of:=MAX([.J16]-4; 0)" office:value-type="float" office:value="10">
            <text:p>10</text:p>
          </table:table-cell>
          <table:table-cell table:formula="of:=[.K16]*0.2 + 1" office:value-type="percentage" office:value="3">
            <text:p>300%</text:p>
          </table:table-cell>
          <table:table-cell table:formula="of:=[.L16] / [.J16]" office:value-type="percentage" office:value="0.214285714285714">
            <text:p>21%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MAX([.Q16]-4; 0)" office:value-type="float" office:value="10">
            <text:p>10</text:p>
          </table:table-cell>
          <table:table-cell table:formula="of:=([.R16]*0.3 + 1)*[.U16]" office:value-type="percentage" office:value="4.4512042">
            <text:p>445%</text:p>
          </table:table-cell>
          <table:table-cell table:formula="of:=[.S16] / [.Q16]" office:value-type="percentage" office:value="0.317943157142857">
            <text:p>32%</text:p>
          </table:table-cell>
          <table:table-cell table:formula="of:=1.0585 * 1.0513" office:value-type="percentage" office:value="1.11280105">
            <text:p>111,28%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">
            <text:p>15</text:p>
          </table:table-cell>
          <table:table-cell table:formula="of:=MAX([.J17]-4; 0)" office:value-type="float" office:value="11">
            <text:p>11</text:p>
          </table:table-cell>
          <table:table-cell table:formula="of:=[.K17]*0.2 + 1" office:value-type="percentage" office:value="3.2">
            <text:p>320%</text:p>
          </table:table-cell>
          <table:table-cell table:formula="of:=[.L17] / [.J17]" office:value-type="percentage" office:value="0.213333333333333">
            <text:p>21%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MAX([.Q17]-4; 0)" office:value-type="float" office:value="11">
            <text:p>11</text:p>
          </table:table-cell>
          <table:table-cell table:formula="of:=([.R17]*0.3 + 1)*[.U17]" office:value-type="percentage" office:value="5.03582976">
            <text:p>504%</text:p>
          </table:table-cell>
          <table:table-cell table:formula="of:=[.S17] / [.Q17]" office:value-type="percentage" office:value="0.335721984">
            <text:p>34%</text:p>
          </table:table-cell>
          <table:table-cell table:formula="of:=1.088 * 1.0764" office:value-type="percentage" office:value="1.1711232">
            <text:p>117,11%</text:p>
          </table:table-cell>
          <table:table-cell/>
        </table:table-row>
        <table:table-row table:style-name="ro1">
          <table:table-cell table:number-columns-repeated="9"/>
          <table:table-cell office:value-type="float" office:value="16">
            <text:p>16</text:p>
          </table:table-cell>
          <table:table-cell table:formula="of:=MAX([.J18]-4; 0)" office:value-type="float" office:value="12">
            <text:p>12</text:p>
          </table:table-cell>
          <table:table-cell table:formula="of:=[.K18]*0.2 + 1" office:value-type="percentage" office:value="3.4">
            <text:p>340%</text:p>
          </table:table-cell>
          <table:table-cell table:formula="of:=[.L18] / [.J18]" office:value-type="percentage" office:value="0.2125">
            <text:p>21%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MAX([.Q18]-4; 0)" office:value-type="float" office:value="12">
            <text:p>12</text:p>
          </table:table-cell>
          <table:table-cell table:formula="of:=([.R18]*0.3 + 1)*[.U18]" office:value-type="percentage" office:value="5.38716672">
            <text:p>539%</text:p>
          </table:table-cell>
          <table:table-cell table:formula="of:=[.S18] / [.Q18]" office:value-type="percentage" office:value="0.33669792">
            <text:p>34%</text:p>
          </table:table-cell>
          <table:table-cell table:formula="of:=1.088 * 1.0764" office:value-type="percentage" office:value="1.1711232">
            <text:p>117,11%</text:p>
          </table:table-cell>
          <table:table-cell/>
        </table:table-row>
        <table:table-row table:style-name="ro1">
          <table:table-cell table:number-columns-repeated="9"/>
          <table:table-cell office:value-type="float" office:value="17">
            <text:p>17</text:p>
          </table:table-cell>
          <table:table-cell table:formula="of:=MAX([.J19]-4; 0)" office:value-type="float" office:value="13">
            <text:p>13</text:p>
          </table:table-cell>
          <table:table-cell table:formula="of:=[.K19]*0.2 + 1" office:value-type="percentage" office:value="3.6">
            <text:p>360%</text:p>
          </table:table-cell>
          <table:table-cell table:formula="of:=[.L19] / [.J19]" office:value-type="percentage" office:value="0.211764705882353">
            <text:p>21%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MAX([.Q19]-4; 0)" office:value-type="float" office:value="13">
            <text:p>13</text:p>
          </table:table-cell>
          <table:table-cell table:formula="of:=([.R19]*0.3 + 1)*[.U19]" office:value-type="percentage" office:value="5.73850368">
            <text:p>574%</text:p>
          </table:table-cell>
          <table:table-cell table:formula="of:=[.S19] / [.Q19]" office:value-type="percentage" office:value="0.33755904">
            <text:p>34%</text:p>
          </table:table-cell>
          <table:table-cell table:formula="of:=1.088 * 1.0764" office:value-type="percentage" office:value="1.1711232">
            <text:p>117,11%</text:p>
          </table:table-cell>
          <table:table-cell/>
        </table:table-row>
        <table:table-row table:style-name="ro1">
          <table:table-cell table:number-columns-repeated="9"/>
          <table:table-cell office:value-type="float" office:value="18">
            <text:p>18</text:p>
          </table:table-cell>
          <table:table-cell table:formula="of:=MAX([.J20]-4; 0)" office:value-type="float" office:value="14">
            <text:p>14</text:p>
          </table:table-cell>
          <table:table-cell table:formula="of:=[.K20]*0.2 + 1" office:value-type="percentage" office:value="3.8">
            <text:p>380%</text:p>
          </table:table-cell>
          <table:table-cell table:formula="of:=[.L20] / [.J20]" office:value-type="percentage" office:value="0.211111111111111">
            <text:p>21%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MAX([.Q20]-4; 0)" office:value-type="float" office:value="14">
            <text:p>14</text:p>
          </table:table-cell>
          <table:table-cell table:formula="of:=([.R20]*0.3 + 1)*[.U20]" office:value-type="percentage" office:value="6.08984064">
            <text:p>609%</text:p>
          </table:table-cell>
          <table:table-cell table:formula="of:=[.S20] / [.Q20]" office:value-type="percentage" office:value="0.33832448">
            <text:p>34%</text:p>
          </table:table-cell>
          <table:table-cell table:formula="of:=1.088 * 1.0764" office:value-type="percentage" office:value="1.1711232">
            <text:p>117,11%</text:p>
          </table:table-cell>
          <table:table-cell/>
        </table:table-row>
        <table:table-row table:style-name="ro1">
          <table:table-cell table:number-columns-repeated="5"/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formula="of:=MAX([.J21]-4; 0)" office:value-type="float" office:value="15">
            <text:p>15</text:p>
          </table:table-cell>
          <table:table-cell table:formula="of:=[.K21]*0.2 + 1" office:value-type="percentage" office:value="4">
            <text:p>400%</text:p>
          </table:table-cell>
          <table:table-cell table:formula="of:=[.L21] / [.J21]" office:value-type="percentage" office:value="0.210526315789474">
            <text:p>21%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MAX([.Q21]-4; 0)" office:value-type="float" office:value="15">
            <text:p>15</text:p>
          </table:table-cell>
          <table:table-cell table:formula="of:=([.R21]*0.3 + 1)*[.U21]" office:value-type="percentage" office:value="6.4411776">
            <text:p>644%</text:p>
          </table:table-cell>
          <table:table-cell table:formula="of:=[.S21] / [.Q21]" office:value-type="percentage" office:value="0.339009347368421">
            <text:p>34%</text:p>
          </table:table-cell>
          <table:table-cell table:formula="of:=1.088 * 1.0764" office:value-type="percentage" office:value="1.1711232">
            <text:p>117,11%</text:p>
          </table:table-cell>
          <table:table-cell/>
        </table:table-row>
        <table:table-row table:style-name="ro1">
          <table:table-cell office:value-type="string">
            <text:p>Turret:</text:p>
          </table:table-cell>
          <table:table-cell office:value-type="float" office:value="63096">
            <text:p>63096</text:p>
          </table:table-cell>
          <table:table-cell/>
          <table:table-cell office:value-type="string">
            <text:p>30% per scale!</text:p>
          </table:table-cell>
          <table:table-cell/>
          <table:table-cell table:style-name="ce5" office:value-type="percentage" office:value="0.029">
            <text:p>2,90%</text:p>
          </table:table-cell>
          <table:table-cell table:style-name="ce5" office:value-type="percentage" office:value="0.0585">
            <text:p>5,85%</text:p>
          </table:table-cell>
          <table:table-cell table:style-name="ce5" office:value-type="percentage" office:value="0.088">
            <text:p>8,80%</text:p>
          </table:table-cell>
          <table:table-cell table:style-name="ce5" office:value-type="percentage" office:value="0.1179">
            <text:p>11,79%</text:p>
          </table:table-cell>
          <table:table-cell office:value-type="float" office:value="20">
            <text:p>20</text:p>
          </table:table-cell>
          <table:table-cell table:formula="of:=MAX([.J22]-4; 0)" office:value-type="float" office:value="16">
            <text:p>16</text:p>
          </table:table-cell>
          <table:table-cell table:formula="of:=[.K22]*0.2 + 1" office:value-type="percentage" office:value="4.2">
            <text:p>420%</text:p>
          </table:table-cell>
          <table:table-cell table:formula="of:=[.L22] / [.J22]" office:value-type="percentage" office:value="0.21">
            <text:p>21%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MAX([.Q22]-4; 0)" office:value-type="float" office:value="16">
            <text:p>16</text:p>
          </table:table-cell>
          <table:table-cell table:formula="of:=([.R22]*0.3 + 1)*[.U22]" office:value-type="percentage" office:value="7.132202">
            <text:p>713%</text:p>
          </table:table-cell>
          <table:table-cell table:formula="of:=[.S22] / [.Q22]" office:value-type="percentage" office:value="0.3566101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5"/>
          <table:table-cell table:style-name="ce5" office:value-type="percentage" office:value="0.02668">
            <text:p>2,67%</text:p>
          </table:table-cell>
          <table:table-cell table:style-name="ce5" office:value-type="percentage" office:value="0.05132">
            <text:p>5,13%</text:p>
          </table:table-cell>
          <table:table-cell table:style-name="ce5" office:value-type="percentage" office:value="0.07642">
            <text:p>7,64%</text:p>
          </table:table-cell>
          <table:table-cell table:style-name="ce5" office:value-type="percentage" office:value="0.1">
            <text:p>10,00%</text:p>
          </table:table-cell>
          <table:table-cell office:value-type="float" office:value="21">
            <text:p>21</text:p>
          </table:table-cell>
          <table:table-cell table:formula="of:=MAX([.J23]-4; 0)" office:value-type="float" office:value="17">
            <text:p>17</text:p>
          </table:table-cell>
          <table:table-cell table:formula="of:=[.K23]*0.2 + 1" office:value-type="percentage" office:value="4.4">
            <text:p>440%</text:p>
          </table:table-cell>
          <table:table-cell table:formula="of:=[.L23] / [.J23]" office:value-type="percentage" office:value="0.20952380952381">
            <text:p>21%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MAX([.Q23]-4; 0)" office:value-type="float" office:value="17">
            <text:p>17</text:p>
          </table:table-cell>
          <table:table-cell table:formula="of:=([.R23]*0.3 + 1)*[.U23]" office:value-type="percentage" office:value="7.501109">
            <text:p>750%</text:p>
          </table:table-cell>
          <table:table-cell table:formula="of:=[.S23] / [.Q23]" office:value-type="percentage" office:value="0.357195666666667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5"/>
          <table:table-cell table:formula="of:=[.G22]/[.F22]" office:value-type="float" office:value="2.01724137931034">
            <text:p>2,0172413793</text:p>
          </table:table-cell>
          <table:table-cell table:formula="of:=[.H22]/[.G22]" office:value-type="float" office:value="1.5042735042735">
            <text:p>1,5042735043</text:p>
          </table:table-cell>
          <table:table-cell table:formula="of:=[.I22]/[.H22]" office:value-type="float" office:value="1.33977272727273">
            <text:p>1,3397727273</text:p>
          </table:table-cell>
          <table:table-cell/>
          <table:table-cell office:value-type="float" office:value="22">
            <text:p>22</text:p>
          </table:table-cell>
          <table:table-cell table:formula="of:=MAX([.J24]-4; 0)" office:value-type="float" office:value="18">
            <text:p>18</text:p>
          </table:table-cell>
          <table:table-cell table:formula="of:=[.K24]*0.2 + 1" office:value-type="percentage" office:value="4.6">
            <text:p>460%</text:p>
          </table:table-cell>
          <table:table-cell table:formula="of:=[.L24] / [.J24]" office:value-type="percentage" office:value="0.209090909090909">
            <text:p>21%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MAX([.Q24]-4; 0)" office:value-type="float" office:value="18">
            <text:p>18</text:p>
          </table:table-cell>
          <table:table-cell table:formula="of:=([.R24]*0.3 + 1)*[.U24]" office:value-type="percentage" office:value="7.870016">
            <text:p>787%</text:p>
          </table:table-cell>
          <table:table-cell table:formula="of:=[.S24] / [.Q24]" office:value-type="percentage" office:value="0.357728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5"/>
          <table:table-cell table:formula="of:=[.G23]/[.F23]" office:value-type="float" office:value="1.92353823088456">
            <text:p>1,9235382309</text:p>
          </table:table-cell>
          <table:table-cell table:formula="of:=[.H23]/[.G23]" office:value-type="float" office:value="1.48908807482463">
            <text:p>1,4890880748</text:p>
          </table:table-cell>
          <table:table-cell table:formula="of:=[.I23]/[.H23]" office:value-type="float" office:value="1.30855796911803">
            <text:p>1,3085579691</text:p>
          </table:table-cell>
          <table:table-cell/>
          <table:table-cell office:value-type="float" office:value="23">
            <text:p>23</text:p>
          </table:table-cell>
          <table:table-cell table:formula="of:=MAX([.J25]-4; 0)" office:value-type="float" office:value="19">
            <text:p>19</text:p>
          </table:table-cell>
          <table:table-cell table:formula="of:=[.K25]*0.2 + 1" office:value-type="percentage" office:value="4.8">
            <text:p>480%</text:p>
          </table:table-cell>
          <table:table-cell table:formula="of:=[.L25] / [.J25]" office:value-type="percentage" office:value="0.208695652173913">
            <text:p>21%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MAX([.Q25]-4; 0)" office:value-type="float" office:value="19">
            <text:p>19</text:p>
          </table:table-cell>
          <table:table-cell table:formula="of:=([.R25]*0.3 + 1)*[.U25]" office:value-type="percentage" office:value="8.238923">
            <text:p>824%</text:p>
          </table:table-cell>
          <table:table-cell table:formula="of:=[.S25] / [.Q25]" office:value-type="percentage" office:value="0.358214043478261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office:value-type="float" office:value="430270">
            <text:p>430270</text:p>
          </table:table-cell>
          <table:table-cell office:value-type="float" office:value="84">
            <text:p>84</text:p>
          </table:table-cell>
          <table:table-cell table:number-columns-repeated="7"/>
          <table:table-cell office:value-type="float" office:value="24">
            <text:p>24</text:p>
          </table:table-cell>
          <table:table-cell table:formula="of:=MAX([.J26]-4; 0)" office:value-type="float" office:value="20">
            <text:p>20</text:p>
          </table:table-cell>
          <table:table-cell table:formula="of:=[.K26]*0.2 + 1" office:value-type="percentage" office:value="5">
            <text:p>500%</text:p>
          </table:table-cell>
          <table:table-cell table:formula="of:=[.L26] / [.J26]" office:value-type="percentage" office:value="0.208333333333333">
            <text:p>21%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MAX([.Q26]-4; 0)" office:value-type="float" office:value="20">
            <text:p>20</text:p>
          </table:table-cell>
          <table:table-cell table:formula="of:=([.R26]*0.3 + 1)*[.U26]" office:value-type="percentage" office:value="8.60783">
            <text:p>861%</text:p>
          </table:table-cell>
          <table:table-cell table:formula="of:=[.S26] / [.Q26]" office:value-type="percentage" office:value="0.358659583333333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office:value-type="float" office:value="451430">
            <text:p>451430</text:p>
          </table:table-cell>
          <table:table-cell table:formula="of:=[.A27]-[.A26]" office:value-type="float" office:value="21160">
            <text:p>21160</text:p>
          </table:table-cell>
          <table:table-cell table:formula="of:=[.B27]/[.E10]" office:value-type="float" office:value="0">
            <text:p>#JAKO/0!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MAX([.J27]-4; 0)" office:value-type="float" office:value="21">
            <text:p>21</text:p>
          </table:table-cell>
          <table:table-cell table:formula="of:=[.K27]*0.2 + 1" office:value-type="percentage" office:value="5.2">
            <text:p>520%</text:p>
          </table:table-cell>
          <table:table-cell table:formula="of:=[.L27] / [.J27]" office:value-type="percentage" office:value="0.208">
            <text:p>21%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MAX([.Q27]-4; 0)" office:value-type="float" office:value="21">
            <text:p>21</text:p>
          </table:table-cell>
          <table:table-cell table:formula="of:=([.R27]*0.3 + 1)*[.U27]" office:value-type="percentage" office:value="8.976737">
            <text:p>898%</text:p>
          </table:table-cell>
          <table:table-cell table:formula="of:=[.S27] / [.Q27]" office:value-type="percentage" office:value="0.35906948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9"/>
          <table:table-cell office:value-type="float" office:value="26">
            <text:p>26</text:p>
          </table:table-cell>
          <table:table-cell table:formula="of:=MAX([.J28]-4; 0)" office:value-type="float" office:value="22">
            <text:p>22</text:p>
          </table:table-cell>
          <table:table-cell table:formula="of:=[.K28]*0.2 + 1" office:value-type="percentage" office:value="5.4">
            <text:p>540%</text:p>
          </table:table-cell>
          <table:table-cell table:formula="of:=[.L28] / [.J28]" office:value-type="percentage" office:value="0.207692307692308">
            <text:p>21%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MAX([.Q28]-4; 0)" office:value-type="float" office:value="22">
            <text:p>22</text:p>
          </table:table-cell>
          <table:table-cell table:formula="of:=([.R28]*0.3 + 1)*[.U28]" office:value-type="percentage" office:value="9.345644">
            <text:p>935%</text:p>
          </table:table-cell>
          <table:table-cell table:formula="of:=[.S28] / [.Q28]" office:value-type="percentage" office:value="0.359447846153846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9"/>
          <table:table-cell office:value-type="float" office:value="27">
            <text:p>27</text:p>
          </table:table-cell>
          <table:table-cell table:formula="of:=MAX([.J29]-4; 0)" office:value-type="float" office:value="23">
            <text:p>23</text:p>
          </table:table-cell>
          <table:table-cell table:formula="of:=[.K29]*0.2 + 1" office:value-type="percentage" office:value="5.6">
            <text:p>560%</text:p>
          </table:table-cell>
          <table:table-cell table:formula="of:=[.L29] / [.J29]" office:value-type="percentage" office:value="0.207407407407407">
            <text:p>21%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MAX([.Q29]-4; 0)" office:value-type="float" office:value="23">
            <text:p>23</text:p>
          </table:table-cell>
          <table:table-cell table:formula="of:=([.R29]*0.3 + 1)*[.U29]" office:value-type="percentage" office:value="9.714551">
            <text:p>971%</text:p>
          </table:table-cell>
          <table:table-cell table:formula="of:=[.S29] / [.Q29]" office:value-type="percentage" office:value="0.359798185185185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103882">
            <text:p>103882</text:p>
          </table:table-cell>
          <table:table-cell table:number-columns-repeated="5"/>
          <table:table-cell office:value-type="float" office:value="28">
            <text:p>28</text:p>
          </table:table-cell>
          <table:table-cell table:formula="of:=MAX([.J30]-4; 0)" office:value-type="float" office:value="24">
            <text:p>24</text:p>
          </table:table-cell>
          <table:table-cell table:formula="of:=[.K30]*0.2 + 1" office:value-type="percentage" office:value="5.8">
            <text:p>580%</text:p>
          </table:table-cell>
          <table:table-cell table:formula="of:=[.L30] / [.J30]" office:value-type="percentage" office:value="0.207142857142857">
            <text:p>21%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MAX([.Q30]-4; 0)" office:value-type="float" office:value="24">
            <text:p>24</text:p>
          </table:table-cell>
          <table:table-cell table:formula="of:=([.R30]*0.3 + 1)*[.U30]" office:value-type="percentage" office:value="10.083458">
            <text:p>1008%</text:p>
          </table:table-cell>
          <table:table-cell table:formula="of:=[.S30] / [.Q30]" office:value-type="percentage" office:value="0.3601235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247108">
            <text:p>247108</text:p>
          </table:table-cell>
          <table:table-cell table:number-columns-repeated="5"/>
          <table:table-cell office:value-type="float" office:value="29">
            <text:p>29</text:p>
          </table:table-cell>
          <table:table-cell table:formula="of:=MAX([.J31]-4; 0)" office:value-type="float" office:value="25">
            <text:p>25</text:p>
          </table:table-cell>
          <table:table-cell table:formula="of:=[.K31]*0.2 + 1" office:value-type="percentage" office:value="6">
            <text:p>600%</text:p>
          </table:table-cell>
          <table:table-cell table:formula="of:=[.L31] / [.J31]" office:value-type="percentage" office:value="0.206896551724138">
            <text:p>21%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MAX([.Q31]-4; 0)" office:value-type="float" office:value="25">
            <text:p>25</text:p>
          </table:table-cell>
          <table:table-cell table:formula="of:=([.R31]*0.3 + 1)*[.U31]" office:value-type="percentage" office:value="10.452365">
            <text:p>1045%</text:p>
          </table:table-cell>
          <table:table-cell table:formula="of:=[.S31] / [.Q31]" office:value-type="percentage" office:value="0.360426379310345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274584">
            <text:p>274584</text:p>
          </table:table-cell>
          <table:table-cell office:value-type="string">
            <text:p>!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MAX([.J32]-4; 0)" office:value-type="float" office:value="26">
            <text:p>26</text:p>
          </table:table-cell>
          <table:table-cell table:formula="of:=[.K32]*0.2 + 1" office:value-type="percentage" office:value="6.2">
            <text:p>620%</text:p>
          </table:table-cell>
          <table:table-cell table:formula="of:=[.L32] / [.J32]" office:value-type="percentage" office:value="0.206666666666667">
            <text:p>21%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MAX([.Q32]-4; 0)" office:value-type="float" office:value="26">
            <text:p>26</text:p>
          </table:table-cell>
          <table:table-cell table:formula="of:=([.R32]*0.3 + 1)*[.U32]" office:value-type="percentage" office:value="10.821272">
            <text:p>1082%</text:p>
          </table:table-cell>
          <table:table-cell table:formula="of:=[.S32] / [.Q32]" office:value-type="percentage" office:value="0.360709066666667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430270">
            <text:p>430270</text:p>
          </table:table-cell>
          <table:table-cell table:number-columns-repeated="5"/>
          <table:table-cell office:value-type="float" office:value="31">
            <text:p>31</text:p>
          </table:table-cell>
          <table:table-cell table:formula="of:=MAX([.J33]-4; 0)" office:value-type="float" office:value="27">
            <text:p>27</text:p>
          </table:table-cell>
          <table:table-cell table:formula="of:=[.K33]*0.2 + 1" office:value-type="percentage" office:value="6.4">
            <text:p>640%</text:p>
          </table:table-cell>
          <table:table-cell table:formula="of:=[.L33] / [.J33]" office:value-type="percentage" office:value="0.206451612903226">
            <text:p>21%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MAX([.Q33]-4; 0)" office:value-type="float" office:value="27">
            <text:p>27</text:p>
          </table:table-cell>
          <table:table-cell table:formula="of:=([.R33]*0.3 + 1)*[.U33]" office:value-type="percentage" office:value="11.190179">
            <text:p>1119%</text:p>
          </table:table-cell>
          <table:table-cell table:formula="of:=[.S33] / [.Q33]" office:value-type="percentage" office:value="0.360973516129032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number-columns-repeated="9"/>
          <table:table-cell office:value-type="float" office:value="32">
            <text:p>32</text:p>
          </table:table-cell>
          <table:table-cell table:formula="of:=MAX([.J34]-4; 0)" office:value-type="float" office:value="28">
            <text:p>28</text:p>
          </table:table-cell>
          <table:table-cell table:formula="of:=[.K34]*0.2 + 1" office:value-type="percentage" office:value="6.6">
            <text:p>660%</text:p>
          </table:table-cell>
          <table:table-cell table:formula="of:=[.L34] / [.J34]" office:value-type="percentage" office:value="0.20625">
            <text:p>21%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MAX([.Q34]-4; 0)" office:value-type="float" office:value="28">
            <text:p>28</text:p>
          </table:table-cell>
          <table:table-cell table:formula="of:=([.R34]*0.3 + 1)*[.U34]" office:value-type="percentage" office:value="11.559086">
            <text:p>1156%</text:p>
          </table:table-cell>
          <table:table-cell table:formula="of:=[.S34] / [.Q34]" office:value-type="percentage" office:value="0.3612214375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63096">
            <text:p>63096</text:p>
          </table:table-cell>
          <table:table-cell table:formula="of:=FLOOR([.B35]*0.3;1)" office:value-type="float" office:value="18928">
            <text:p>18928</text:p>
          </table:table-cell>
          <table:table-cell table:formula="of:=[.$B35]*(1+[.F$22])" office:value-type="float" office:value="64925.784">
            <text:p>64925,784</text:p>
          </table:table-cell>
          <table:table-cell table:formula="of:=[.$B35]*(1+[.G$22])" office:value-type="float" office:value="66787.116">
            <text:p>66787,116</text:p>
          </table:table-cell>
          <table:table-cell table:formula="of:=[.$B35]*(1+[.H$22])" office:value-type="float" office:value="68648.448">
            <text:p>68648,448</text:p>
          </table:table-cell>
          <table:table-cell table:formula="of:=[.$B35]*(1+[.I$22])" office:value-type="float" office:value="70535.0184">
            <text:p>70535,0184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MAX([.J35]-4; 0)" office:value-type="float" office:value="29">
            <text:p>29</text:p>
          </table:table-cell>
          <table:table-cell table:formula="of:=[.K35]*0.2 + 1" office:value-type="percentage" office:value="6.8">
            <text:p>680%</text:p>
          </table:table-cell>
          <table:table-cell table:formula="of:=[.L35] / [.J35]" office:value-type="percentage" office:value="0.206060606060606">
            <text:p>21%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MAX([.Q35]-4; 0)" office:value-type="float" office:value="29">
            <text:p>29</text:p>
          </table:table-cell>
          <table:table-cell table:formula="of:=([.R35]*0.3 + 1)*[.U35]" office:value-type="percentage" office:value="11.927993">
            <text:p>1193%</text:p>
          </table:table-cell>
          <table:table-cell table:formula="of:=[.S35] / [.Q35]" office:value-type="percentage" office:value="0.361454333333333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formula="of:=[.B35]+[.C$35]" office:value-type="float" office:value="82024">
            <text:p>82024</text:p>
          </table:table-cell>
          <table:table-cell/>
          <table:table-cell table:style-name="ce3" table:formula="of:=[.$B36]*(1+[.F$22])" office:value-type="float" office:value="84402.696">
            <text:p>84402,696</text:p>
          </table:table-cell>
          <table:table-cell table:formula="of:=[.$B36]*(1+[.G$22])" office:value-type="float" office:value="86822.404">
            <text:p>86822,404</text:p>
          </table:table-cell>
          <table:table-cell table:formula="of:=[.$B36]*(1+[.H$22])" office:value-type="float" office:value="89242.112">
            <text:p>89242,112</text:p>
          </table:table-cell>
          <table:table-cell table:formula="of:=[.$B36]*(1+[.I$22])" office:value-type="float" office:value="91694.6296">
            <text:p>91694,6296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MAX([.J36]-4; 0)" office:value-type="float" office:value="30">
            <text:p>30</text:p>
          </table:table-cell>
          <table:table-cell table:formula="of:=[.K36]*0.2 + 1" office:value-type="percentage" office:value="7">
            <text:p>700%</text:p>
          </table:table-cell>
          <table:table-cell table:formula="of:=[.L36] / [.J36]" office:value-type="percentage" office:value="0.205882352941176">
            <text:p>21%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MAX([.Q36]-4; 0)" office:value-type="float" office:value="30">
            <text:p>30</text:p>
          </table:table-cell>
          <table:table-cell table:formula="of:=([.R36]*0.3 + 1)*[.U36]" office:value-type="percentage" office:value="12.2969">
            <text:p>1230%</text:p>
          </table:table-cell>
          <table:table-cell table:formula="of:=[.S36] / [.Q36]" office:value-type="percentage" office:value="0.361673529411765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formula="of:=[.B36]+[.C$35]" office:value-type="float" office:value="100952">
            <text:p>100952</text:p>
          </table:table-cell>
          <table:table-cell/>
          <table:table-cell table:style-name="ce4" table:formula="of:=[.$B37]*(1+[.F$22])" office:value-type="float" office:value="103879.608">
            <text:p>103879,608</text:p>
          </table:table-cell>
          <table:table-cell table:formula="of:=[.$B37]*(1+[.G$22])" office:value-type="float" office:value="106857.692">
            <text:p>106857,692</text:p>
          </table:table-cell>
          <table:table-cell table:formula="of:=[.$B37]*(1+[.H$22])" office:value-type="float" office:value="109835.776">
            <text:p>109835,776</text:p>
          </table:table-cell>
          <table:table-cell table:formula="of:=[.$B37]*(1+[.I$22])" office:value-type="float" office:value="112854.2408">
            <text:p>112854,2408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MAX([.J37]-4; 0)" office:value-type="float" office:value="31">
            <text:p>31</text:p>
          </table:table-cell>
          <table:table-cell table:formula="of:=[.K37]*0.2 + 1" office:value-type="percentage" office:value="7.2">
            <text:p>720%</text:p>
          </table:table-cell>
          <table:table-cell table:formula="of:=[.L37] / [.J37]" office:value-type="percentage" office:value="0.205714285714286">
            <text:p>21%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MAX([.Q37]-4; 0)" office:value-type="float" office:value="31">
            <text:p>31</text:p>
          </table:table-cell>
          <table:table-cell table:formula="of:=([.R37]*0.3 + 1)*[.U37]" office:value-type="percentage" office:value="12.665807">
            <text:p>1267%</text:p>
          </table:table-cell>
          <table:table-cell table:formula="of:=[.S37] / [.Q37]" office:value-type="percentage" office:value="0.3618802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formula="of:=[.B37]+[.C$35]" office:value-type="float" office:value="119880">
            <text:p>119880</text:p>
          </table:table-cell>
          <table:table-cell/>
          <table:table-cell table:formula="of:=[.$B38]*(1+[.F$22])" office:value-type="float" office:value="123356.52">
            <text:p>123356,52</text:p>
          </table:table-cell>
          <table:table-cell table:formula="of:=[.$B38]*(1+[.G$22])" office:value-type="float" office:value="126892.98">
            <text:p>126892,98</text:p>
          </table:table-cell>
          <table:table-cell table:formula="of:=[.$B38]*(1+[.H$22])" office:value-type="float" office:value="130429.44">
            <text:p>130429,44</text:p>
          </table:table-cell>
          <table:table-cell table:formula="of:=[.$B38]*(1+[.I$22])" office:value-type="float" office:value="134013.852">
            <text:p>134013,852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MAX([.J38]-4; 0)" office:value-type="float" office:value="32">
            <text:p>32</text:p>
          </table:table-cell>
          <table:table-cell table:formula="of:=[.K38]*0.2 + 1" office:value-type="percentage" office:value="7.4">
            <text:p>740%</text:p>
          </table:table-cell>
          <table:table-cell table:formula="of:=[.L38] / [.J38]" office:value-type="percentage" office:value="0.205555555555556">
            <text:p>21%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MAX([.Q38]-4; 0)" office:value-type="float" office:value="32">
            <text:p>32</text:p>
          </table:table-cell>
          <table:table-cell table:formula="of:=([.R38]*0.3 + 1)*[.U38]" office:value-type="percentage" office:value="13.034714">
            <text:p>1303%</text:p>
          </table:table-cell>
          <table:table-cell table:formula="of:=[.S38] / [.Q38]" office:value-type="percentage" office:value="0.362075388888889">
            <text:p>36%</text:p>
          </table:table-cell>
          <table:table-cell table:formula="of:=1.1179 * 1.1" office:value-type="percentage" office:value="1.22969">
            <text:p>122,97%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formula="of:=[.B38]+[.C$35]" office:value-type="float" office:value="138808">
            <text:p>138808</text:p>
          </table:table-cell>
          <table:table-cell/>
          <table:table-cell table:formula="of:=[.$B39]*(1+[.F$22])" office:value-type="float" office:value="142833.432">
            <text:p>142833,432</text:p>
          </table:table-cell>
          <table:table-cell table:formula="of:=[.$B39]*(1+[.G$22])" office:value-type="float" office:value="146928.268">
            <text:p>146928,268</text:p>
          </table:table-cell>
          <table:table-cell table:formula="of:=[.$B39]*(1+[.H$22])" office:value-type="float" office:value="151023.104">
            <text:p>151023,104</text:p>
          </table:table-cell>
          <table:table-cell table:formula="of:=[.$B39]*(1+[.I$22])" office:value-type="float" office:value="155173.4632">
            <text:p>155173,4632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MAX([.J39]-4; 0)" office:value-type="float" office:value="26">
            <text:p>26</text:p>
          </table:table-cell>
          <table:table-cell table:formula="of:=[.K39]*0.2 + 1" office:value-type="percentage" office:value="6.2">
            <text:p>620%</text:p>
          </table:table-cell>
          <table:table-cell table:formula="of:=[.L39] / [.J39]" office:value-type="percentage" office:value="0.206666666666667">
            <text:p>21%</text:p>
          </table:table-cell>
          <table:table-cell table:formula="of:=[.C6]*[.L39]" office:value-type="float" office:value="8533308">
            <text:p>8533308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MAX([.Q39]-4; 0)" office:value-type="float" office:value="26">
            <text:p>26</text:p>
          </table:table-cell>
          <table:table-cell table:formula="of:=([.R39]*0.3 + 1)*[.U39]" office:value-type="percentage" office:value="10.821272">
            <text:p>1082%</text:p>
          </table:table-cell>
          <table:table-cell table:formula="of:=[.S39] / [.Q39]" office:value-type="percentage" office:value="0.360709066666667">
            <text:p>36%</text:p>
          </table:table-cell>
          <table:table-cell table:formula="of:=1.1179 * 1.1" office:value-type="percentage" office:value="1.22969">
            <text:p>122,97%</text:p>
          </table:table-cell>
          <table:table-cell table:formula="of:=[.B22]*[.S39]" office:value-type="float" office:value="682778.978112">
            <text:p>682778,978112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formula="of:=[.B39]+[.C$35]" office:value-type="float" office:value="157736">
            <text:p>157736</text:p>
          </table:table-cell>
          <table:table-cell/>
          <table:table-cell table:formula="of:=[.$B40]*(1+[.F$22])" office:value-type="float" office:value="162310.344">
            <text:p>162310,344</text:p>
          </table:table-cell>
          <table:table-cell table:formula="of:=[.$B40]*(1+[.G$22])" office:value-type="float" office:value="166963.556">
            <text:p>166963,556</text:p>
          </table:table-cell>
          <table:table-cell table:formula="of:=[.$B40]*(1+[.H$22])" office:value-type="float" office:value="171616.768">
            <text:p>171616,768</text:p>
          </table:table-cell>
          <table:table-cell table:formula="of:=[.$B40]*(1+[.I$22])" office:value-type="float" office:value="176333.0744">
            <text:p>176333,0744</text:p>
          </table:table-cell>
          <table:table-cell table:number-columns-repeated="2"/>
          <table:table-cell table:style-name="Default" office:value-type="string">
            <text:p>o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style-name="Default" office:value-type="string">
            <text:p>Kill tim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formula="of:=[.B40]+[.C$35]" office:value-type="float" office:value="176664">
            <text:p>176664</text:p>
          </table:table-cell>
          <table:table-cell/>
          <table:table-cell table:formula="of:=[.$B41]*(1+[.F$22])" office:value-type="float" office:value="181787.256">
            <text:p>181787,256</text:p>
          </table:table-cell>
          <table:table-cell table:style-name="ce3" table:formula="of:=[.$B41]*(1+[.G$22])" office:value-type="float" office:value="186998.844">
            <text:p>186998,844</text:p>
          </table:table-cell>
          <table:table-cell table:formula="of:=[.$B41]*(1+[.H$22])" office:value-type="float" office:value="192210.432">
            <text:p>192210,432</text:p>
          </table:table-cell>
          <table:table-cell table:formula="of:=[.$B41]*(1+[.I$22])" office:value-type="float" office:value="197492.6856">
            <text:p>197492,6856</text:p>
          </table:table-cell>
          <table:table-cell table:number-columns-repeated="2"/>
          <table:table-cell table:style-name="Default" table:number-columns-repeated="3"/>
          <table:table-cell table:style-name="Default" office:value-type="string">
            <text:p>Healing</text:p>
          </table:table-cell>
          <table:table-cell table:formula="of:=[.N39]*0.0033" office:value-type="float" office:value="28159.9164">
            <text:p>28159,9164</text:p>
          </table:table-cell>
          <table:table-cell table:number-columns-repeated="2"/>
          <table:table-cell table:style-name="Default" table:number-columns-repeated="4"/>
          <table:table-cell table:style-name="Default" office:value-type="string">
            <text:p>Dps</text:p>
          </table:table-cell>
          <table:table-cell table:formula="of:=[.V39]/(37+[.V40])" office:value-type="float" office:value="17069.4744528">
            <text:p>17069,4744528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formula="of:=[.B41]+[.C$35]" office:value-type="float" office:value="195592">
            <text:p>195592</text:p>
          </table:table-cell>
          <table:table-cell/>
          <table:table-cell table:formula="of:=[.$B42]*(1+[.F$22])" office:value-type="float" office:value="201264.168">
            <text:p>201264,168</text:p>
          </table:table-cell>
          <table:table-cell table:formula="of:=[.$B42]*(1+[.G$22])" office:value-type="float" office:value="207034.132">
            <text:p>207034,132</text:p>
          </table:table-cell>
          <table:table-cell table:formula="of:=[.$B42]*(1+[.H$22])" office:value-type="float" office:value="212804.096">
            <text:p>212804,096</text:p>
          </table:table-cell>
          <table:table-cell table:formula="of:=[.$B42]*(1+[.I$22])" office:value-type="float" office:value="218652.2968">
            <text:p>218652,2968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Default" office:value-type="string">
            <text:p>Heal dps</text:p>
          </table:table-cell>
          <table:table-cell table:formula="of:=[.N41]*[.V40]/([.V40]+37)" office:value-type="float" office:value="2111.99373">
            <text:p>2111,99373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formula="of:=[.B42]+[.C$35]" office:value-type="float" office:value="214520">
            <text:p>214520</text:p>
          </table:table-cell>
          <table:table-cell/>
          <table:table-cell table:formula="of:=[.$B43]*(1+[.F$22])" office:value-type="float" office:value="220741.08">
            <text:p>220741,08</text:p>
          </table:table-cell>
          <table:table-cell table:formula="of:=[.$B43]*(1+[.G$22])" office:value-type="float" office:value="227069.42">
            <text:p>227069,42</text:p>
          </table:table-cell>
          <table:table-cell table:formula="of:=[.$B43]*(1+[.H$22])" office:value-type="float" office:value="233397.76">
            <text:p>233397,76</text:p>
          </table:table-cell>
          <table:table-cell table:formula="of:=[.$B43]*(1+[.I$22])" office:value-type="float" office:value="239811.908">
            <text:p>239811,908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Default" office:value-type="string">
            <text:p>Total</text:p>
          </table:table-cell>
          <table:table-cell table:formula="of:=[.V41]+[.V42]" office:value-type="float" office:value="19181.4681828">
            <text:p>19181,4681828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formula="of:=[.B43]+[.C$35]" office:value-type="float" office:value="233448">
            <text:p>233448</text:p>
          </table:table-cell>
          <table:table-cell/>
          <table:table-cell table:formula="of:=[.$B44]*(1+[.F$22])" office:value-type="float" office:value="240217.992">
            <text:p>240217,992</text:p>
          </table:table-cell>
          <table:table-cell table:style-name="ce4" table:formula="of:=[.$B44]*(1+[.G$22])" office:value-type="float" office:value="247104.708">
            <text:p>247104,708</text:p>
          </table:table-cell>
          <table:table-cell table:formula="of:=[.$B44]*(1+[.H$22])" office:value-type="float" office:value="253991.424">
            <text:p>253991,424</text:p>
          </table:table-cell>
          <table:table-cell table:formula="of:=[.$B44]*(1+[.I$22])" office:value-type="float" office:value="260971.5192">
            <text:p>260971,5192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table:formula="of:=[.B44]+[.C$35]" office:value-type="float" office:value="252376">
            <text:p>252376</text:p>
          </table:table-cell>
          <table:table-cell/>
          <table:table-cell table:formula="of:=[.$B45]*(1+[.F$22])" office:value-type="float" office:value="259694.904">
            <text:p>259694,904</text:p>
          </table:table-cell>
          <table:table-cell table:formula="of:=[.$B45]*(1+[.G$22])" office:value-type="float" office:value="267139.996">
            <text:p>267139,996</text:p>
          </table:table-cell>
          <table:table-cell table:style-name="ce6" table:formula="of:=[.$B45]*(1+[.H$22])" office:value-type="float" office:value="274585.088">
            <text:p>274585,088</text:p>
          </table:table-cell>
          <table:table-cell table:formula="of:=[.$B45]*(1+[.I$22])" office:value-type="float" office:value="282131.1304">
            <text:p>282131,1304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table:formula="of:=[.B45]+[.C$35]" office:value-type="float" office:value="271304">
            <text:p>271304</text:p>
          </table:table-cell>
          <table:table-cell/>
          <table:table-cell table:formula="of:=[.$B46]*(1+[.F$22])" office:value-type="float" office:value="279171.816">
            <text:p>279171,816</text:p>
          </table:table-cell>
          <table:table-cell table:formula="of:=[.$B46]*(1+[.G$22])" office:value-type="float" office:value="287175.284">
            <text:p>287175,284</text:p>
          </table:table-cell>
          <table:table-cell table:style-name="ce3" table:formula="of:=[.$B46]*(1+[.H$22])" office:value-type="float" office:value="295178.752">
            <text:p>295178,752</text:p>
          </table:table-cell>
          <table:table-cell table:formula="of:=[.$B46]*(1+[.I$22])" office:value-type="float" office:value="303290.7416">
            <text:p>303290,7416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16">
            <text:p>16</text:p>
          </table:table-cell>
          <table:table-cell table:formula="of:=[.B46]+[.C$35]" office:value-type="float" office:value="290232">
            <text:p>290232</text:p>
          </table:table-cell>
          <table:table-cell/>
          <table:table-cell table:formula="of:=[.$B47]*(1+[.F$22])" office:value-type="float" office:value="298648.728">
            <text:p>298648,728</text:p>
          </table:table-cell>
          <table:table-cell table:formula="of:=[.$B47]*(1+[.G$22])" office:value-type="float" office:value="307210.572">
            <text:p>307210,572</text:p>
          </table:table-cell>
          <table:table-cell table:formula="of:=[.$B47]*(1+[.H$22])" office:value-type="float" office:value="315772.416">
            <text:p>315772,416</text:p>
          </table:table-cell>
          <table:table-cell table:formula="of:=[.$B47]*(1+[.I$22])" office:value-type="float" office:value="324450.3528">
            <text:p>324450,3528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formula="of:=[.B47]+[.C$35]" office:value-type="float" office:value="309160">
            <text:p>309160</text:p>
          </table:table-cell>
          <table:table-cell/>
          <table:table-cell table:formula="of:=[.$B48]*(1+[.F$22])" office:value-type="float" office:value="318125.64">
            <text:p>318125,64</text:p>
          </table:table-cell>
          <table:table-cell table:formula="of:=[.$B48]*(1+[.G$22])" office:value-type="float" office:value="327245.86">
            <text:p>327245,86</text:p>
          </table:table-cell>
          <table:table-cell table:formula="of:=[.$B48]*(1+[.H$22])" office:value-type="float" office:value="336366.08">
            <text:p>336366,08</text:p>
          </table:table-cell>
          <table:table-cell table:formula="of:=[.$B48]*(1+[.I$22])" office:value-type="float" office:value="345609.964">
            <text:p>345609,964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table:formula="of:=[.B48]+[.C$35]" office:value-type="float" office:value="328088">
            <text:p>328088</text:p>
          </table:table-cell>
          <table:table-cell/>
          <table:table-cell table:formula="of:=[.$B49]*(1+[.F$22])" office:value-type="float" office:value="337602.552">
            <text:p>337602,552</text:p>
          </table:table-cell>
          <table:table-cell table:formula="of:=[.$B49]*(1+[.G$22])" office:value-type="float" office:value="347281.148">
            <text:p>347281,148</text:p>
          </table:table-cell>
          <table:table-cell table:formula="of:=[.$B49]*(1+[.H$22])" office:value-type="float" office:value="356959.744">
            <text:p>356959,744</text:p>
          </table:table-cell>
          <table:table-cell table:formula="of:=[.$B49]*(1+[.I$22])" office:value-type="float" office:value="366769.5752">
            <text:p>366769,5752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19">
            <text:p>19</text:p>
          </table:table-cell>
          <table:table-cell table:formula="of:=[.B49]+[.C$35]" office:value-type="float" office:value="347016">
            <text:p>347016</text:p>
          </table:table-cell>
          <table:table-cell/>
          <table:table-cell table:formula="of:=[.$B50]*(1+[.F$22])" office:value-type="float" office:value="357079.464">
            <text:p>357079,464</text:p>
          </table:table-cell>
          <table:table-cell table:formula="of:=[.$B50]*(1+[.G$22])" office:value-type="float" office:value="367316.436">
            <text:p>367316,436</text:p>
          </table:table-cell>
          <table:table-cell table:formula="of:=[.$B50]*(1+[.H$22])" office:value-type="float" office:value="377553.408">
            <text:p>377553,408</text:p>
          </table:table-cell>
          <table:table-cell table:formula="of:=[.$B50]*(1+[.I$22])" office:value-type="float" office:value="387929.1864">
            <text:p>387929,1864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formula="of:=[.B50]+[.C$35]" office:value-type="float" office:value="365944">
            <text:p>365944</text:p>
          </table:table-cell>
          <table:table-cell/>
          <table:table-cell table:formula="of:=[.$B51]*(1+[.F$22])" office:value-type="float" office:value="376556.376">
            <text:p>376556,376</text:p>
          </table:table-cell>
          <table:table-cell table:formula="of:=[.$B51]*(1+[.G$22])" office:value-type="float" office:value="387351.724">
            <text:p>387351,724</text:p>
          </table:table-cell>
          <table:table-cell table:formula="of:=[.$B51]*(1+[.H$22])" office:value-type="float" office:value="398147.072">
            <text:p>398147,072</text:p>
          </table:table-cell>
          <table:table-cell table:style-name="ce3" table:formula="of:=[.$B51]*(1+[.I$22])" office:value-type="float" office:value="409088.7976">
            <text:p>409088,7976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21">
            <text:p>21</text:p>
          </table:table-cell>
          <table:table-cell table:formula="of:=[.B51]+[.C$35]" office:value-type="float" office:value="384872">
            <text:p>384872</text:p>
          </table:table-cell>
          <table:table-cell/>
          <table:table-cell table:formula="of:=[.$B52]*(1+[.F$22])" office:value-type="float" office:value="396033.288">
            <text:p>396033,288</text:p>
          </table:table-cell>
          <table:table-cell table:formula="of:=[.$B52]*(1+[.G$22])" office:value-type="float" office:value="407387.012">
            <text:p>407387,012</text:p>
          </table:table-cell>
          <table:table-cell table:formula="of:=[.$B52]*(1+[.H$22])" office:value-type="float" office:value="418740.736">
            <text:p>418740,736</text:p>
          </table:table-cell>
          <table:table-cell table:style-name="ce4" table:formula="of:=[.$B52]*(1+[.I$22])" office:value-type="float" office:value="430248.4088">
            <text:p>430248,4088</text:p>
          </table:table-cell>
          <table:table-cell table:number-columns-repeated="2"/>
          <table:table-cell table:style-name="Default" table:number-columns-repeated="3"/>
          <table:table-cell table:style-name="Default" office:value-type="string">
            <text:p>Every 3 secs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table:formula="of:=[.B52]+[.C$35]" office:value-type="float" office:value="403800">
            <text:p>403800</text:p>
          </table:table-cell>
          <table:table-cell/>
          <table:table-cell table:formula="of:=[.$B53]*(1+[.F$22])" office:value-type="float" office:value="415510.2">
            <text:p>415510,2</text:p>
          </table:table-cell>
          <table:table-cell table:formula="of:=[.$B53]*(1+[.G$22])" office:value-type="float" office:value="427422.3">
            <text:p>427422,3</text:p>
          </table:table-cell>
          <table:table-cell table:formula="of:=[.$B53]*(1+[.H$22])" office:value-type="float" office:value="439334.4">
            <text:p>439334,4</text:p>
          </table:table-cell>
          <table:table-cell table:formula="of:=[.$B53]*(1+[.I$22])" office:value-type="float" office:value="451408.02">
            <text:p>451408,02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23">
            <text:p>23</text:p>
          </table:table-cell>
          <table:table-cell table:formula="of:=[.B53]+[.C$35]" office:value-type="float" office:value="422728">
            <text:p>422728</text:p>
          </table:table-cell>
          <table:table-cell/>
          <table:table-cell table:formula="of:=[.$B54]*(1+[.F$22])" office:value-type="float" office:value="434987.112">
            <text:p>434987,112</text:p>
          </table:table-cell>
          <table:table-cell table:formula="of:=[.$B54]*(1+[.G$22])" office:value-type="float" office:value="447457.588">
            <text:p>447457,588</text:p>
          </table:table-cell>
          <table:table-cell table:formula="of:=[.$B54]*(1+[.H$22])" office:value-type="float" office:value="459928.064">
            <text:p>459928,064</text:p>
          </table:table-cell>
          <table:table-cell table:formula="of:=[.$B54]*(1+[.I$22])" office:value-type="float" office:value="472567.6312">
            <text:p>472567,6312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362212">
            <text:p>1362212</text:p>
          </table:table-cell>
          <table:table-cell office:value-type="float" office:value="1375975">
            <text:p>1375975</text:p>
          </table:table-cell>
          <table:table-cell table:style-name="ce2" office:value-type="float" office:value="1376340">
            <text:p>1376340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24">
            <text:p>24</text:p>
          </table:table-cell>
          <table:table-cell table:formula="of:=[.B54]+[.C$35]" office:value-type="float" office:value="441656">
            <text:p>441656</text:p>
          </table:table-cell>
          <table:table-cell/>
          <table:table-cell table:formula="of:=[.$B55]*(1+[.F$22])" office:value-type="float" office:value="454464.024">
            <text:p>454464,024</text:p>
          </table:table-cell>
          <table:table-cell table:formula="of:=[.$B55]*(1+[.G$22])" office:value-type="float" office:value="467492.876">
            <text:p>467492,876</text:p>
          </table:table-cell>
          <table:table-cell table:formula="of:=[.$B55]*(1+[.H$22])" office:value-type="float" office:value="480521.728">
            <text:p>480521,728</text:p>
          </table:table-cell>
          <table:table-cell table:formula="of:=[.$B55]*(1+[.I$22])" office:value-type="float" office:value="493727.2424">
            <text:p>493727,2424</text:p>
          </table:table-cell>
          <table:table-cell table:number-columns-repeated="2"/>
          <table:table-cell table:style-name="Default" table:number-columns-repeated="4"/>
          <table:table-cell table:formula="of:=[.N54]-[.M54]" office:value-type="float" office:value="13763">
            <text:p>13763</text:p>
          </table:table-cell>
          <table:table-cell table:formula="of:=[.N55]/[.O54]" office:value-type="float" office:value="0.0099997093741372">
            <text:p>0,0099997094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formula="of:=[.B55]+[.C$35]" office:value-type="float" office:value="460584">
            <text:p>460584</text:p>
          </table:table-cell>
          <table:table-cell/>
          <table:table-cell table:formula="of:=[.$B56]*(1+[.F$22])" office:value-type="float" office:value="473940.936">
            <text:p>473940,936</text:p>
          </table:table-cell>
          <table:table-cell table:formula="of:=[.$B56]*(1+[.G$22])" office:value-type="float" office:value="487528.164">
            <text:p>487528,164</text:p>
          </table:table-cell>
          <table:table-cell table:formula="of:=[.$B56]*(1+[.H$22])" office:value-type="float" office:value="501115.392">
            <text:p>501115,392</text:p>
          </table:table-cell>
          <table:table-cell table:formula="of:=[.$B56]*(1+[.I$22])" office:value-type="float" office:value="514886.8536">
            <text:p>514886,8536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formula="of:=[.B56]+[.C$35]" office:value-type="float" office:value="479512">
            <text:p>479512</text:p>
          </table:table-cell>
          <table:table-cell/>
          <table:table-cell table:formula="of:=[.$B57]*(1+[.F$22])" office:value-type="float" office:value="493417.848">
            <text:p>493417,848</text:p>
          </table:table-cell>
          <table:table-cell table:formula="of:=[.$B57]*(1+[.G$22])" office:value-type="float" office:value="507563.452">
            <text:p>507563,452</text:p>
          </table:table-cell>
          <table:table-cell table:formula="of:=[.$B57]*(1+[.H$22])" office:value-type="float" office:value="521709.056">
            <text:p>521709,056</text:p>
          </table:table-cell>
          <table:table-cell table:formula="of:=[.$B57]*(1+[.I$22])" office:value-type="float" office:value="536046.4648">
            <text:p>536046,4648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formula="of:=[.B57]+[.C$35]" office:value-type="float" office:value="498440">
            <text:p>498440</text:p>
          </table:table-cell>
          <table:table-cell/>
          <table:table-cell table:formula="of:=[.$B58]*(1+[.F$22])" office:value-type="float" office:value="512894.76">
            <text:p>512894,76</text:p>
          </table:table-cell>
          <table:table-cell table:formula="of:=[.$B58]*(1+[.G$22])" office:value-type="float" office:value="527598.74">
            <text:p>527598,74</text:p>
          </table:table-cell>
          <table:table-cell table:formula="of:=[.$B58]*(1+[.H$22])" office:value-type="float" office:value="542302.72">
            <text:p>542302,72</text:p>
          </table:table-cell>
          <table:table-cell table:formula="of:=[.$B58]*(1+[.I$22])" office:value-type="float" office:value="557206.076">
            <text:p>557206,076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float" office:value="28">
            <text:p>28</text:p>
          </table:table-cell>
          <table:table-cell table:formula="of:=[.B58]+[.C$35]" office:value-type="float" office:value="517368">
            <text:p>517368</text:p>
          </table:table-cell>
          <table:table-cell/>
          <table:table-cell table:formula="of:=[.$B59]*(1+[.F$22])" office:value-type="float" office:value="532371.672">
            <text:p>532371,672</text:p>
          </table:table-cell>
          <table:table-cell table:formula="of:=[.$B59]*(1+[.G$22])" office:value-type="float" office:value="547634.028">
            <text:p>547634,028</text:p>
          </table:table-cell>
          <table:table-cell table:formula="of:=[.$B59]*(1+[.H$22])" office:value-type="float" office:value="562896.384">
            <text:p>562896,384</text:p>
          </table:table-cell>
          <table:table-cell table:formula="of:=[.$B59]*(1+[.I$22])" office:value-type="float" office:value="578365.6872">
            <text:p>578365,6872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/>
        </table:table-row>
      </table:table>
      <table:table table:name="Level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percentage" office:value="0.029">
            <text:p>2,90%</text:p>
          </table:table-cell>
          <table:table-cell table:style-name="ce5" office:value-type="percentage" office:value="0.0585">
            <text:p>5,85%</text:p>
          </table:table-cell>
          <table:table-cell table:style-name="ce5" office:value-type="percentage" office:value="0.088">
            <text:p>8,80%</text:p>
          </table:table-cell>
          <table:table-cell table:style-name="ce5" office:value-type="percentage" office:value="0.1179">
            <text:p>11,79%</text:p>
          </table:table-cell>
          <table:table-cell/>
        </table:table-row>
        <table:table-row table:style-name="ro1">
          <table:table-cell/>
          <table:table-cell office:value-type="float" office:value="916">
            <text:p>916</text:p>
          </table:table-cell>
          <table:table-cell table:formula="of:=[.$B$3]*(1+[.C2])" office:value-type="float" office:value="942.564">
            <text:p>942,564</text:p>
          </table:table-cell>
          <table:table-cell table:formula="of:=[.$B$3]*(1+[.D2])" office:value-type="float" office:value="969.586">
            <text:p>969,586</text:p>
          </table:table-cell>
          <table:table-cell table:formula="of:=[.$B$3]*(1+[.E2])" office:value-type="float" office:value="996.608">
            <text:p>996,608</text:p>
          </table:table-cell>
          <table:table-cell table:formula="of:=[.$B$3]*(1+[.F2])" office:value-type="float" office:value="1023.9964">
            <text:p>1023,9964</text:p>
          </table:table-cell>
          <table:table-cell/>
        </table:table-row>
        <table:table-row table:style-name="ro1">
          <table:table-cell table:number-columns-repeated="2"/>
          <table:table-cell table:formula="of:=[.C3]-[.$B3]" office:value-type="float" office:value="26.564">
            <text:p>26,564</text:p>
          </table:table-cell>
          <table:table-cell table:formula="of:=[.D3]-[.$B3]" office:value-type="float" office:value="53.586">
            <text:p>53,586</text:p>
          </table:table-cell>
          <table:table-cell table:formula="of:=[.E3]-[.$B3]" office:value-type="float" office:value="80.6080000000001">
            <text:p>80,608</text:p>
          </table:table-cell>
          <table:table-cell table:formula="of:=[.F3]-[.$B3]" office:value-type="float" office:value="107.9964">
            <text:p>107,99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(916+20)/916" office:value-type="float" office:value="1.02183406113537">
            <text:p>1,02183406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4*2.9" office:value-type="float" office:value="11.6">
            <text:p>11,6</text:p>
          </table:table-cell>
          <table:table-cell table:formula="of:=2*2.9" office:value-type="float" office:value="5.8">
            <text:p>5,8</text:p>
          </table:table-cell>
          <table:table-cell table:formula="of:=3*2.9" office:value-type="float" office:value="8.7">
            <text:p>8,7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02.9">
            <text:p>102,9</text:p>
          </table:table-cell>
          <table:table-cell office:value-type="float" office:value="105.85">
            <text:p>105,85</text:p>
          </table:table-cell>
          <table:table-cell office:value-type="float" office:value="108.8">
            <text:p>108,8</text:p>
          </table:table-cell>
          <table:table-cell office:value-type="float" office:value="111.79">
            <text:p>111,79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A17]*(1+[.F2])" office:value-type="float" office:value="70535.0184">
            <text:p>70535,0184</text:p>
          </table:table-cell>
        </table:table-row>
        <table:table-row table:style-name="ro1">
          <table:table-cell office:value-type="float" office:value="63096">
            <text:p>63096</text:p>
          </table:table-cell>
          <table:table-cell office:value-type="float" office:value="64926">
            <text:p>64926</text:p>
          </table:table-cell>
          <table:table-cell office:value-type="float" office:value="66786">
            <text:p>66786</text:p>
          </table:table-cell>
          <table:table-cell office:value-type="float" office:value="68646">
            <text:p>68646</text:p>
          </table:table-cell>
          <table:table-cell table:number-columns-repeated="3"/>
        </table:table-row>
        <table:table-row table:style-name="ro1">
          <table:table-cell/>
          <table:table-cell table:formula="of:=[.B17]/[.A17]" office:value-type="float" office:value="1.02900342335489">
            <text:p>1,0290034234</text:p>
          </table:table-cell>
          <table:table-cell table:formula="of:=[.C17]/[.B17]" office:value-type="float" office:value="1.0286479992607">
            <text:p>1,0286479993</text:p>
          </table:table-cell>
          <table:table-cell table:formula="of:=[.D17]/[.C17]" office:value-type="float" office:value="1.02785014823466">
            <text:p>1,02785014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]/[.A17]" office:value-type="float" office:value="1.05848231266641">
            <text:p>1,0584823127</text:p>
          </table:table-cell>
          <table:table-cell table:formula="of:=[.D17]/[.B17]" office:value-type="float" office:value="1.05729599852139">
            <text:p>1,05729599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]/[.A17]" office:value-type="float" office:value="1.08796120197794">
            <text:p>1,087961202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7.5*[.B24]^2 + 628.5 * [.B24] - 35185.5" office:value-type="float" office:value="70528.5">
            <text:p>70528,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]/[.A17]" office:value-type="float" office:value="1.11779669075694">
            <text:p>1,117796690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formula="of:=46061" office:value-type="float" office:value="46061">
            <text:p>460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51021/[.D20]" office:value-type="float" office:value="138811.016169915">
            <text:p>138811,0161699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 ([.E29]-[.E30])/([.E30]-50*[.E29])" office:value-type="float" office:value="0.0428557182745938">
            <text:p>0,0428557183</text:p>
          </table:table-cell>
          <table:table-cell table:formula="of:=([.E30]-[.E29])/49/[.E29]" office:value-type="float" office:value="0.0410945805096592">
            <text:p>0,041094580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2.08.2014</text:date>, <text:time>12:09:5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 Kuusela</meta:initial-creator>
    <meta:creation-date>2014-04-17T11:13:17.33</meta:creation-date>
    <dc:date>2014-08-02T12:09:56.65</dc:date>
    <dc:creator>Jere Kuusela</dc:creator>
    <meta:editing-duration>PT16H48M21S</meta:editing-duration>
    <meta:editing-cycles>50</meta:editing-cycles>
    <meta:generator>OpenOffice/4.1.0$Win32 OpenOffice.org_project/410m18$Build-9764</meta:generator>
    <meta:document-statistic meta:table-count="2" meta:cell-count="617" meta:object-count="0"/>
  </office:meta>
</office:document-meta>
</file>